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0C8000000C8E2AB0AA4AF06896F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T3" style:family="text">
      <style:text-properties fo:font-size="80pt" officeooo:rsid="000142ef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char" draw:z-index="0" draw:style-name="gr1" draw:text-style-name="P4" svg:width="2.1858in" svg:height="2.1858in" svg:x="3.2799in" svg:y="-0.7665in"><draw:image xlink:href="Pictures/10000201000000C8000000C8E2AB0AA4AF06896F.png" xlink:type="simple" xlink:show="embed" xlink:actuate="onLoad"><text:p/></draw:image></draw:frame></text:p>
      <text:p text:style-name="P1"/>
      <text:p text:style-name="P2"><draw:frame draw:style-name="fr1" draw:name="Image1" text:anchor-type="paragraph" svg:x="7.6555in" svg:y="2.4764in" svg:width="2in" svg:height="2.4799in" draw:z-index="2"><draw:image xlink:href="Pictures/10000201000004A2000005C2EE0D1170BBC87705.png" xlink:type="simple" xlink:show="embed" xlink:actuate="onLoad" loext:mime-type="image/png"/></draw:frame><draw:frame text:anchor-type="char" draw:z-index="1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</text:span><text:span text:style-name="T3">Storage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8</meta:editing-cycles>
    <meta:print-date>2019-10-31T22:13:34.736561811</meta:print-date>
    <meta:creation-date>2019-05-17T21:38:00</meta:creation-date>
    <dc:date>2019-10-31T22:14:53.761190747</dc:date>
    <meta:editing-duration>PT30M53S</meta:editing-duration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3" meta:non-whitespace-character-count="11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